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 1 createdAt:01/07/2022, 11:22:58*/</text:p>
      <text:p text:style-name="Standard">{</text:p>
      <text:p text:style-name="Standard"><text:tab/>"_id" : ObjectId("62be8bbab727a322dcdab178"),</text:p>
      <text:p text:style-name="Standard"><text:tab/>"name" : "project3",</text:p>
      <text:p text:style-name="Standard"><text:tab/>"projectUrl" : "project331.io",</text:p>
      <text:p text:style-name="Standard"><text:tab/>"created" : ISODate("2022-07-01T11:22:58.347+05:30"),</text:p>
      <text:p text:style-name="Standard"><text:tab/>"updated" : ISODate("2022-07-01T11:22:58.347+05:30"),</text:p>
      <text:p text:style-name="Standard"><text:tab/>"_class" : "com.albanero.authservice.model.Project"</text:p>
      <text:p text:style-name="Standard">},</text:p>
      <text:p text:style-name="Standard"/>
      <text:p text:style-name="Standard">/* 2 createdAt:01/07/2022, 11:15:53*/</text:p>
      <text:p text:style-name="Standard">{</text:p>
      <text:p text:style-name="Standard"><text:tab/>"_id" : ObjectId("62be8a11a2bd5b178a276c37"),</text:p>
      <text:p text:style-name="Standard"><text:tab/>"name" : "project1",</text:p>
      <text:p text:style-name="Standard"><text:tab/>"projectUrl" : "project1.io",</text:p>
      <text:p text:style-name="Standard"><text:tab/>"created" : ISODate("2022-07-01T11:15:53.027+05:30"),</text:p>
      <text:p text:style-name="Standard"><text:tab/>"updated" : ISODate("2022-07-01T11:15:53.027+05:30"),</text:p>
      <text:p text:style-name="Standard"><text:tab/>"_class" : "com.albanero.authservice.model.Project"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9:21:30.937461895</meta:creation-date>
    <dc:date>2022-07-07T19:21:36.925303746</dc:date>
    <meta:editing-duration>PT6S</meta:editing-duration>
    <meta:editing-cycles>1</meta:editing-cycles>
    <meta:document-statistic meta:table-count="0" meta:image-count="0" meta:object-count="0" meta:page-count="1" meta:paragraph-count="18" meta:word-count="48" meta:character-count="595" meta:non-whitespace-character-count="553"/>
    <meta:generator>LibreOffice/6.4.7.2$Linux_X86_64 LibreOffice_project/40$Build-2</meta:generator>
  </office:meta>
</office:document-meta>
</file>